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361593" fo:background-color="transparent" style:font-size-asian="18pt" style:font-name-complex="Awami Nastaliq OT" style:font-size-complex="18pt"/>
    </style:style>
    <style:style style:name="P2" style:family="paragraph" style:parent-style-name="Folk_20_Story_20_Body">
      <style:paragraph-properties fo:margin-top="0.1201in" fo:margin-bottom="0in" style:contextual-spacing="false" fo:line-height="115%"/>
      <style:text-properties officeooo:paragraph-rsid="00169ef6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9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189b08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T1" style:family="text">
      <style:text-properties officeooo:rsid="0004784c"/>
    </style:style>
    <style:style style:name="T2" style:family="text">
      <style:text-properties style:language-complex="fa" style:country-complex="IR"/>
    </style:style>
    <style:style style:name="T3" style:family="text">
      <style:text-properties style:use-window-font-color="true" loext:opacity="0%" style:language-complex="ar" style:country-complex="BH"/>
    </style:style>
    <style:style style:name="T4" style:family="text">
      <style:text-properties style:use-window-font-color="true" loext:opacity="0%" officeooo:rsid="00066981" style:language-complex="ar" style:country-complex="BH"/>
    </style:style>
    <style:style style:name="T5" style:family="text">
      <style:text-properties style:use-window-font-color="true" loext:opacity="0%" officeooo:rsid="0005106a" style:language-complex="ar" style:country-complex="BH"/>
    </style:style>
    <style:style style:name="T6" style:family="text">
      <style:text-properties style:use-window-font-color="true" loext:opacity="0%" officeooo:rsid="00310026" style:language-complex="fa" style:country-complex="IR"/>
    </style:style>
    <style:style style:name="T7" style:family="text">
      <style:text-properties fo:color="#800080" loext:opacity="100%" officeooo:rsid="00310026" style:language-complex="fa" style:country-complex="IR"/>
    </style:style>
    <style:style style:name="T8" style:family="text">
      <style:text-properties style:use-window-font-color="true" loext:opacity="0%" style:language-complex="fa" style:country-complex="IR"/>
    </style:style>
    <style:style style:name="T9" style:family="text">
      <style:text-properties style:use-window-font-color="true" loext:opacity="0%" style:font-name="Awami Nastaliq OT" style:language-complex="ar" style:country-complex="BH"/>
    </style:style>
    <style:style style:name="T10" style:family="text">
      <style:text-properties style:use-window-font-color="true" loext:opacity="0%" style:font-name="Awami Nastaliq OT" officeooo:rsid="000b5287" style:language-complex="ar" style:country-complex="BH"/>
    </style:style>
    <style:style style:name="T11" style:family="text">
      <style:text-properties style:use-window-font-color="true" loext:opacity="0%" officeooo:rsid="0007a71e" style:language-complex="ar" style:country-complex="BH"/>
    </style:style>
    <style:style style:name="T12" style:family="text">
      <style:text-properties style:use-window-font-color="true" loext:opacity="0%" officeooo:rsid="000eff8e" style:language-complex="fa" style:country-complex="IR"/>
    </style:style>
    <style:style style:name="T13" style:family="text">
      <style:text-properties style:use-window-font-color="true" loext:opacity="0%" style:font-name="Awami Nastaliq OT" style:language-complex="fa" style:country-complex="IR"/>
    </style:style>
    <style:style style:name="T14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5" style:family="text">
      <style:text-properties style:use-window-font-color="true" loext:opacity="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6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7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8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9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20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21" style:family="text">
      <style:text-properties officeooo:rsid="001a14fc"/>
    </style:style>
    <style:style style:name="T22" style:family="text">
      <style:text-properties fo:color="#ff0000" loext:opacity="100%"/>
    </style:style>
    <style:style style:name="T23" style:family="text">
      <style:text-properties officeooo:rsid="001eaeee"/>
    </style:style>
    <style:style style:name="T24" style:family="text">
      <style:text-properties fo:color="#800080" loext:opacity="100%" officeooo:rsid="0022880b"/>
    </style:style>
    <style:style style:name="T25" style:family="text">
      <style:text-properties fo:color="#800080" loext:opacity="100%" officeooo:rsid="0021bacd"/>
    </style:style>
    <style:style style:name="T26" style:family="text">
      <style:text-properties officeooo:rsid="0021bacd"/>
    </style:style>
    <style:style style:name="T27" style:family="text">
      <style:text-properties officeooo:rsid="001a0cf7"/>
    </style:style>
    <style:style style:name="T28" style:family="text">
      <style:text-properties officeooo:rsid="0023cf6a"/>
    </style:style>
    <style:style style:name="T29" style:family="text">
      <style:text-properties fo:color="#ff0000" loext:opacity="100%" style:font-name="Awami Nastaliq OT" officeooo:rsid="00432013" style:language-complex="fa" style:country-complex="IR"/>
    </style:style>
    <style:style style:name="T30" style:family="text">
      <style:text-properties fo:color="#ff0000" loext:opacity="100%" style:font-name="Awami Nastaliq OT" style:language-complex="fa" style:country-complex="IR"/>
    </style:style>
    <style:style style:name="T31" style:family="text">
      <style:text-properties style:font-name="Awami Nastaliq OT" fo:font-size="12pt" style:font-size-asian="12pt" style:font-size-complex="12pt" style:language-complex="fa" style:country-complex="IR"/>
    </style:style>
    <style:style style:name="T32" style:family="text">
      <style:text-properties fo:color="#55308d" loext:opacity="100%" officeooo:rsid="002ab0bf"/>
    </style:style>
    <style:style style:name="T33" style:family="text">
      <style:text-properties fo:color="#55308d" loext:opacity="100%"/>
    </style:style>
    <style:style style:name="T34" style:family="text">
      <style:text-properties officeooo:rsid="002ab0bf"/>
    </style:style>
    <style:style style:name="T35" style:family="text">
      <style:text-properties officeooo:rsid="0029a3ad"/>
    </style:style>
    <style:style style:name="T36" style:family="text">
      <style:text-properties officeooo:rsid="0039651b"/>
    </style:style>
    <style:style style:name="T37" style:family="text">
      <style:text-properties style:font-name="Awami Nastaliq OT" style:language-complex="ur" style:country-complex="PK"/>
    </style:style>
    <style:style style:name="T38" style:family="text">
      <style:text-properties style:font-name="Awami Nastaliq OT" officeooo:rsid="003c397b" style:language-complex="ur" style:country-complex="PK"/>
    </style:style>
    <style:style style:name="T39" style:family="text">
      <style:text-properties officeooo:rsid="003c397b"/>
    </style:style>
    <style:style style:name="T40" style:family="text">
      <style:text-properties officeooo:rsid="003ee32b"/>
    </style:style>
    <style:style style:name="T41" style:family="text">
      <style:text-properties officeooo:rsid="003f0bf6"/>
    </style:style>
    <style:style style:name="T42" style:family="text">
      <style:text-properties officeooo:rsid="0019a688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font-name="Awami Nastaliq OT" officeooo:rsid="00432013"/>
    </style:style>
    <style:style style:name="T45" style:family="text">
      <style:text-properties style:use-window-font-color="true" loext:opacity="0%" style:font-name="Awami Nastaliq OT" officeooo:rsid="004a72bd"/>
    </style:style>
    <style:style style:name="T46" style:family="text">
      <style:text-properties style:font-name="Awami Nastaliq OT" officeooo:rsid="004a72bd"/>
    </style:style>
    <style:style style:name="T47" style:family="text">
      <style:text-properties style:font-name="Awami Nastaliq OT" officeooo:rsid="004a6e1f"/>
    </style:style>
    <style:style style:name="T48" style:family="text">
      <style:text-properties style:use-window-font-color="true" loext:opacity="0%" style:font-name="Awami Nastaliq OT" officeooo:rsid="0044ae51"/>
    </style:style>
    <style:style style:name="T49" style:family="text">
      <style:text-properties style:font-name="Awami Nastaliq OT" officeooo:rsid="0044ae51"/>
    </style:style>
    <style:style style:name="T50" style:family="text">
      <style:text-properties style:use-window-font-color="true" loext:opacity="0%" style:font-name="Awami Nastaliq OT" officeooo:rsid="004a6e1f"/>
    </style:style>
    <style:style style:name="T51" style:family="text">
      <style:text-properties officeooo:rsid="00432013"/>
    </style:style>
    <style:style style:name="T52" style:family="text">
      <style:text-properties officeooo:rsid="004a72bd"/>
    </style:style>
    <style:style style:name="T53" style:family="text">
      <style:text-properties officeooo:rsid="004a6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h+beh - </text:span>تنگما <text:s/><text:span text:style-name="T2"><text:s text:c="2"/></text:span><text:span text:style-name="T3">تن</text:span><text:span text:style-name="T4">ِ</text:span><text:span text:style-name="T5">ل</text:span><text:span text:style-name="T3">ما <text:s text:c="2"/></text:span><text:span text:style-name="T6">تنین <text:s text:c="5"/></text:span><text:span text:style-name="T7">تن٘ین</text:span><text:span text:style-name="T8"><text:line-break/>رزِیپا <text:s/></text:span><text:span text:style-name="T9">پیکھہ </text:span><text:span text:style-name="T10">بی</text:span><text:span text:style-name="T9">کھہ <text:s/></text:span><text:span text:style-name="T8">بین <text:s/></text:span><text:span text:style-name="T3">بیُو </text:span><text:span text:style-name="T11">پی</text:span><text:span text:style-name="T3">گما </text:span><text:span text:style-name="T8">خپیر <text:s text:c="3"/></text:span><text:span text:style-name="T12">ر</text:span><text:span text:style-name="T11">پی</text:span><text:span text:style-name="T3">گم <text:s text:c="4"/></text:span><text:span text:style-name="T8">اپیُو <text:s/></text:span><text:span text:style-name="T13">پینجی</text:span></text:p>
      <text:p text:style-name="P2"><text:span text:style-name="T14">S+K – </text:span><text:span text:style-name="T15">ا</text:span><text:span text:style-name="T16">بین <text:s text:c="2"/></text:span><text:span text:style-name="T17">ا</text:span><text:span text:style-name="T18">پی</text:span><text:span text:style-name="T19">گ</text:span><text:span text:style-name="T20">ج <text:s text:c="2"/></text:span><text:span text:style-name="T17">ان</text:span><text:span text:style-name="T18">ی</text:span><text:span text:style-name="T19">گ</text:span><text:span text:style-name="T20">ج</text:span></text:p>
      <text:p text:style-name="P3">beh <text:span text:style-name="T21">+beh</text:span>+ jeem - <text:span text:style-name="T22"><text:s/></text:span>بپج ییج <text:span text:style-name="T21"><text:s/>بیڄ</text:span> <text:s/><text:span text:style-name="T23">پی</text:span><text:span text:style-name="T21">ڇ <text:s/></text:span><text:span text:style-name="T23">یپ</text:span><text:span text:style-name="T21">چ</text:span> <text:s/><text:span text:style-name="T24">پپ</text:span><text:span text:style-name="T25">ݮ</text:span> <text:s text:c="6"/><text:span text:style-name="T21">ج ڃ</text:span> <text:span text:style-name="T21">ڄ</text:span> <text:span text:style-name="T21">چ ڇ </text:span><text:span text:style-name="T26">ݮ</text:span></text:p>
      <text:p text:style-name="P4">S+K - <text:span text:style-name="T27">ابپج <text:s text:c="2"/></text:span><text:span text:style-name="T28">ا</text:span><text:span text:style-name="T27">ییج </text:span></text:p>
      <text:p text:style-name="P5">beh +feh + jeem – <text:span text:style-name="T22">پ</text:span><text:span text:style-name="T29">ڥ</text:span><text:span text:style-name="T30">ج </text:span><text:span text:style-name="T31">(low priority)</text:span></text:p>
      <text:p text:style-name="P6">beh+jeem+jeem – <text:span text:style-name="T32">ا</text:span><text:span text:style-name="T33">یڇج</text:span> <text:s text:c="4"/><text:span text:style-name="T34">ا</text:span>یڃج <text:s text:c="3"/><text:span text:style-name="T34">ا</text:span><text:span text:style-name="T35">م</text:span>جڇ <text:s text:c="3"/><text:span text:style-name="T34">ا</text:span><text:span text:style-name="T35">پ</text:span>چڇ </text:p>
      <text:p text:style-name="P7">beh+<text:span text:style-name="T36">kaf</text:span>+<text:span text:style-name="T36">heh-do</text:span> – <text:s text:c="2"/><text:span text:style-name="T37">دیکھہ <text:s text:c="2"/>دی</text:span><text:span text:style-name="T38">ل</text:span><text:span text:style-name="T37">ھہ</text:span></text:p>
      <text:p text:style-name="P8">beh + heh-goal – <text:span text:style-name="T39">ا</text:span>یہ<text:span text:style-name="T40">ل <text:s/></text:span><text:span text:style-name="T41">ابہی</text:span><text:span text:style-name="T40">ل</text:span></text:p>
      <text:p text:style-name="P9">jeem + qaf - <text:span text:style-name="T42"><text:s/>جق <text:s text:c="4"/></text:span></text:p>
      <text:p text:style-name="P10"><text:span text:style-name="T43">feh – </text:span><text:span text:style-name="T44">ا</text:span><text:span text:style-name="T45">ڥھ <text:s/></text:span><text:span text:style-name="T44">ا</text:span><text:span text:style-name="T45">ڥھم</text:span><text:span text:style-name="T46"> </text:span><text:span text:style-name="T47"><text:s text:c="3"/></text:span><text:span text:style-name="T44">اڥ</text:span><text:span text:style-name="T48">حل</text:span><text:span text:style-name="T49"><text:line-break/></text:span><text:span text:style-name="T48"> </text:span><text:span text:style-name="T44">ا</text:span><text:span text:style-name="T45">ڥہ</text:span><text:span text:style-name="T50">ل</text:span><text:span text:style-name="T47"> </text:span><text:span text:style-name="T49"><text:s/></text:span><text:span text:style-name="T44">اڥبتث</text:span></text:p>
      <text:p text:style-name="P11"><text:soft-page-break/>S+K - <text:s/><text:span text:style-name="T51">ا</text:span><text:span text:style-name="T52">ڥھم <text:s/></text:span><text:span text:style-name="T51">ا</text:span><text:span text:style-name="T52">ڥہ</text:span><text:span text:style-name="T53">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23T16:14:57.794249700</dc:date>
    <meta:editing-duration>P1DT9H12M15S</meta:editing-duration>
    <meta:editing-cycles>46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1" meta:word-count="75" meta:character-count="429" meta:non-whitespace-character-count="290"/>
  </office:meta>
</office:document-meta>
</file>